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objectwithoutfill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dash" draw:stroke-dash="Ultrafine_20_Dashed" svg:stroke-color="#000000" draw:marker-start="Arrow" draw:marker-end="Arrow" draw:fill-color="#d4ea6b" draw:textarea-horizontal-align="justify" draw:textarea-vertical-align="middle" draw:auto-grow-height="false" fo:min-height="20.914cm" fo:min-width="11.864cm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0.388cm" fo:min-width="1.622cm"/>
    </style:style>
    <style:style style:name="gr5" style:family="graphic" style:parent-style-name="standard">
      <style:graphic-properties draw:fill-color="#ffde59" draw:textarea-horizontal-align="justify" draw:textarea-vertical-align="middle" draw:auto-grow-height="false" fo:min-height="0.6cm" fo:min-width="1.638cm"/>
    </style:style>
    <style:style style:name="gr6" style:family="graphic" style:parent-style-name="standard">
      <style:graphic-properties draw:fill-color="#ffde59" draw:textarea-horizontal-align="justify" draw:textarea-vertical-align="middle" draw:auto-grow-height="false" fo:min-height="0.882cm" fo:min-width="1.692cm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0.388cm" fo:min-width="1.552cm"/>
    </style:style>
    <style:style style:name="gr8" style:family="graphic" style:parent-style-name="standard">
      <style:graphic-properties draw:fill-color="#ffde59" draw:textarea-horizontal-align="justify" draw:textarea-vertical-align="middle" draw:auto-grow-height="false" fo:min-height="0.528cm" fo:min-width="1.976cm"/>
    </style:style>
    <style:style style:name="gr9" style:family="graphic" style:parent-style-name="standard">
      <style:graphic-properties svg:stroke-color="#000000" draw:marker-start="" draw:marker-end="Arrow_20_concave" draw:textarea-vertical-align="middle"/>
    </style:style>
    <style:style style:name="gr10" style:family="graphic" style:parent-style-name="standard">
      <style:graphic-properties draw:stroke="solid" draw:stroke-dash="Ultrafine_20_Dashed" svg:stroke-color="#000000" draw:marker-end="Arrow_20_concav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svg:stroke-color="#000000" draw:marker-start="" draw:marker-end="Arrow" draw:textarea-vertical-align="middle"/>
    </style:style>
    <style:style style:name="gr15" style:family="graphic" style:parent-style-name="standard">
      <style:graphic-properties svg:stroke-color="#000000" draw:marker-start="Arrow" draw:marker-end="" draw:textarea-vertical-align="middle"/>
    </style:style>
    <style:style style:name="gr16" style:family="graphic" style:parent-style-name="standard">
      <style:graphic-properties draw:fill-color="#ffde59" draw:textarea-horizontal-align="justify" draw:textarea-vertical-align="middle" draw:auto-grow-height="false" fo:min-height="0.67cm" fo:min-width="1.622cm"/>
    </style:style>
    <style:style style:name="gr17" style:family="graphic" style:parent-style-name="standard">
      <style:graphic-properties draw:fill-color="#ffde59" draw:textarea-horizontal-align="justify" draw:textarea-vertical-align="middle" draw:auto-grow-height="false" fo:min-height="0.74cm" fo:min-width="1.622cm"/>
    </style:style>
    <style:style style:name="gr18" style:family="graphic" style:parent-style-name="standard">
      <style:graphic-properties draw:fill-color="#ffde59" draw:textarea-horizontal-align="justify" draw:textarea-vertical-align="middle" draw:auto-grow-height="false" fo:min-height="0.6cm" fo:min-width="1.692cm"/>
    </style:style>
    <style:style style:name="gr19" style:family="graphic" style:parent-style-name="standard">
      <style:graphic-properties svg:stroke-color="#000000" draw:marker-start="Arrow" draw:textarea-vertical-align="middle"/>
    </style:style>
    <style:style style:name="gr20" style:family="graphic" style:parent-style-name="standard">
      <style:graphic-properties draw:fill-color="#ffde59" draw:textarea-horizontal-align="justify" draw:textarea-vertical-align="middle" draw:auto-grow-height="false" fo:min-height="0.316cm" fo:min-width="0.844cm"/>
    </style:style>
    <style:style style:name="gr21" style:family="graphic" style:parent-style-name="objectwithoutfill">
      <style:graphic-properties draw:stroke="dash" draw:stroke-dash="Line_20_Style_20_3" svg:stroke-color="#000000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4cm"/>
    </style:style>
    <style:style style:name="gr25" style:family="graphic" style:parent-style-name="standard">
      <style:graphic-properties draw:fill-color="#ffde59" draw:textarea-horizontal-align="justify" draw:textarea-vertical-align="middle" draw:auto-grow-height="false" fo:min-height="0.528cm" fo:min-width="1.692cm"/>
    </style:style>
    <style:style style:name="gr26" style:family="graphic" style:parent-style-name="objectwithoutfill">
      <style:graphic-properties svg:stroke-color="#000000" draw:marker-start="" draw:marker-end="Triangle_20_unfilled" draw:marker-end-width="0.3cm" draw:fill="solid" draw:textarea-vertical-align="middle"/>
    </style:style>
    <style:style style:name="gr27" style:family="graphic" style:parent-style-name="standard">
      <style:graphic-properties draw:fill-color="#ffffff" draw:textarea-horizontal-align="justify" draw:textarea-vertical-align="bottom" draw:auto-grow-height="false" fo:min-height="0.872cm" fo:min-width="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de59"/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0.582cm" svg:height="0.696cm" draw:transform="rotate (-3.14159265358979) translate (2.091cm 5.296cm)" draw:kind="cut" draw:start-angle="314.24" draw:end-angle="307.14">
          <text:p/>
        </draw:ellipse>
        <draw:line draw:style-name="gr2" draw:text-style-name="P2" draw:layer="layout" svg:x1="1.8cm" svg:y1="5.296cm" svg:x2="1.8cm" svg:y2="6.078cm">
          <text:p/>
        </draw:line>
        <draw:line draw:style-name="gr2" draw:text-style-name="P2" draw:layer="layout" svg:x1="2.2cm" svg:y1="5.644cm" svg:x2="1.8cm" svg:y2="5.296cm">
          <text:p/>
        </draw:line>
        <draw:line draw:style-name="gr2" draw:text-style-name="P2" draw:layer="layout" svg:x1="1.4cm" svg:y1="5.6cm" svg:x2="1.8cm" svg:y2="5.296cm">
          <text:p/>
        </draw:line>
        <draw:line draw:style-name="gr2" draw:text-style-name="P2" draw:layer="layout" svg:x1="1.473cm" svg:y1="6.6cm" svg:x2="1.801cm" svg:y2="6.078cm">
          <text:p/>
        </draw:line>
        <draw:line draw:style-name="gr2" draw:text-style-name="P2" draw:layer="layout" svg:x1="2.091cm" svg:y1="6.513cm" svg:x2="1.8cm" svg:y2="6.078cm">
          <text:p/>
        </draw:line>
        <draw:ellipse draw:style-name="gr1" draw:text-style-name="P1" draw:layer="layout" svg:width="0.582cm" svg:height="0.696cm" draw:transform="rotate (-3.14159265358979) translate (2.091cm 5.296cm)" draw:kind="cut" draw:start-angle="314.24" draw:end-angle="307.14">
          <text:p/>
        </draw:ellipse>
        <draw:line draw:style-name="gr2" draw:text-style-name="P2" draw:layer="layout" svg:x1="1.8cm" svg:y1="5.296cm" svg:x2="1.8cm" svg:y2="6.078cm">
          <text:p/>
        </draw:line>
        <draw:line draw:style-name="gr2" draw:text-style-name="P2" draw:layer="layout" svg:x1="2.2cm" svg:y1="5.644cm" svg:x2="1.8cm" svg:y2="5.296cm">
          <text:p/>
        </draw:line>
        <draw:line draw:style-name="gr2" draw:text-style-name="P2" draw:layer="layout" svg:x1="1.4cm" svg:y1="5.6cm" svg:x2="1.8cm" svg:y2="5.296cm">
          <text:p/>
        </draw:line>
        <draw:line draw:style-name="gr2" draw:text-style-name="P2" draw:layer="layout" svg:x1="1.473cm" svg:y1="6.6cm" svg:x2="1.801cm" svg:y2="6.078cm">
          <text:p/>
        </draw:line>
        <draw:line draw:style-name="gr2" draw:text-style-name="P2" draw:layer="layout" svg:x1="2.091cm" svg:y1="6.513cm" svg:x2="1.8cm" svg:y2="6.078cm">
          <text:p/>
        </draw:line>
        <draw:ellipse draw:style-name="gr1" draw:text-style-name="P1" draw:layer="layout" svg:width="0.728cm" svg:height="0.8cm" draw:transform="rotate (-3.14159265358979) translate (2.164cm 13.1cm)" draw:kind="cut" draw:start-angle="314.24" draw:end-angle="307.14">
          <text:p/>
        </draw:ellipse>
        <draw:line draw:style-name="gr2" draw:text-style-name="P2" draw:layer="layout" svg:x1="1.8cm" svg:y1="13.1cm" svg:x2="1.8cm" svg:y2="14cm">
          <text:p/>
        </draw:line>
        <draw:line draw:style-name="gr2" draw:text-style-name="P2" draw:layer="layout" svg:x1="2.3cm" svg:y1="13.5cm" svg:x2="1.8cm" svg:y2="13.1cm">
          <text:p/>
        </draw:line>
        <draw:line draw:style-name="gr2" draw:text-style-name="P2" draw:layer="layout" svg:x1="1.3cm" svg:y1="13.45cm" svg:x2="1.8cm" svg:y2="13.1cm">
          <text:p/>
        </draw:line>
        <draw:line draw:style-name="gr2" draw:text-style-name="P2" draw:layer="layout" svg:x1="1.391cm" svg:y1="14.6cm" svg:x2="1.8cm" svg:y2="14cm">
          <text:p/>
        </draw:line>
        <draw:line draw:style-name="gr2" draw:text-style-name="P2" draw:layer="layout" svg:x1="2.164cm" svg:y1="14.5cm" svg:x2="1.8cm" svg:y2="14cm">
          <text:p/>
        </draw:line>
        <draw:custom-shape draw:style-name="gr3" draw:text-style-name="P3" draw:layer="layout" svg:width="13.7cm" svg:height="22.5cm" svg:x="6.1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cm" svg:height="0.9cm" svg:x="7.7cm" svg:y="19.2cm">
          <text:p text:style-name="P4"><text:span text:style-name="T1">Consulter les horai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3.022cm" svg:height="1.2cm" svg:x="7.7cm" svg:y="17.2cm">
          <text:p text:style-name="P4"><text:span text:style-name="T1">Consulter la liste</text:span><text:span text:style-name="T1"><text:line-break/></text:span><text:span text:style-name="T1">des voitures </text:span><text:span text:style-name="T1"><text:line-break/></text:span><text:span text:style-name="T1">d’occa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3.1cm" svg:height="1.6cm" svg:x="7.7cm" svg:y="12.9cm">
          <text:p text:style-name="P4"><text:span text:style-name="T1">Modifier la liste des </text:span><text:span text:style-name="T1"><text:line-break/></text:span><text:span text:style-name="T1">voitures d’occasion</text:span><text:span text:style-name="T1"><text:line-break/></text:span><text:span text:style-name="T1">en v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3" draw:id="id3" draw:layer="layout" svg:width="2.9cm" svg:height="0.9cm" svg:x="14.3cm" svg:y="13.7cm">
          <text:p text:style-name="P4"><text:span text:style-name="T1">Ajouter des photos</text:span><text:span text:style-name="T1"><text:line-break/></text:span><text:span text:style-name="T1">à une voi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3.5cm" svg:height="1.1cm" svg:x="13.9cm" svg:y="14.9cm">
          <text:p text:style-name="P4"><text:span text:style-name="T1">Ajouter les informations</text:span><text:span text:style-name="T1"><text:line-break/></text:span><text:span text:style-name="T1">techniques d’un véhic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curve" draw:line-skew="0.45cm" svg:x1="13.9cm" svg:y1="15.45cm" svg:x2="10.8cm" svg:y2="13.7cm" draw:start-shape="id1" draw:start-glue-point="6" draw:end-shape="id2" draw:end-glue-point="10" svg:d="M13900 15450c-1650 0-100-1750-3100-1750" svg:viewBox="0 0 3101 1751">
          <text:p/>
        </draw:connector>
        <draw:connector draw:style-name="gr10" draw:text-style-name="P6" draw:layer="layout" draw:type="curve" svg:x1="14.3cm" svg:y1="14.15cm" svg:x2="10.8cm" svg:y2="13.7cm" draw:start-shape="id3" draw:start-glue-point="6" draw:end-shape="id2" draw:end-glue-point="10" svg:d="M14300 14150c-2625 0-875-450-3500-450" svg:viewBox="0 0 3501 451">
          <text:p/>
        </draw:connector>
        <draw:line draw:style-name="gr11" draw:text-style-name="P7" draw:layer="layout" svg:x1="3.8cm" svg:y1="13.7cm" svg:x2="7.7cm" svg:y2="13.7cm">
          <text:p/>
        </draw:line>
        <draw:connector draw:style-name="gr12" draw:text-style-name="P6" xml:id="id5" draw:id="id5" draw:layer="layout" draw:type="curve" draw:line-skew="-0.786cm" svg:x1="3.422cm" svg:y1="18.203cm" svg:x2="7.7cm" svg:y2="15.25cm" draw:end-shape="id4" draw:end-glue-point="6" svg:d="M3422 18203c1654 0-484-2953 4278-2953" svg:viewBox="0 0 4279 2954">
          <text:p/>
        </draw:connector>
        <draw:connector draw:style-name="gr13" draw:text-style-name="P6" draw:layer="layout" draw:type="curve" draw:line-skew="1.524cm" svg:x1="3.422cm" svg:y1="18.203cm" svg:x2="7.7cm" svg:y2="17.8cm" draw:start-shape="id5" draw:start-glue-point="2" draw:end-shape="id6" draw:end-glue-point="6" svg:d="M3422 18203c1534 0-604-403 4278-403" svg:viewBox="0 0 4279 404">
          <text:p/>
        </draw:connector>
        <draw:connector draw:style-name="gr14" draw:text-style-name="P6" xml:id="id9" draw:id="id9" draw:layer="layout" draw:type="curve" svg:x1="3.737cm" svg:y1="18.207cm" svg:x2="7.7cm" svg:y2="19.65cm" draw:end-shape="id7" draw:end-glue-point="6" svg:d="M3737 18207c2596 0 615 1443 3963 1443" svg:viewBox="0 0 3964 1444">
          <text:p/>
        </draw:connector>
        <draw:connector draw:style-name="gr15" draw:text-style-name="P6" draw:layer="layout" draw:type="curve" draw:line-skew="1.905cm" svg:x1="11.5cm" svg:y1="21.55cm" svg:x2="3.737cm" svg:y2="18.207cm" draw:start-shape="id8" draw:start-glue-point="6" draw:end-shape="id9" draw:end-glue-point="2" svg:d="M11500 21550c-9538 0-5657-3343-7763-3343" svg:viewBox="0 0 7764 3344">
          <text:p/>
        </draw:connector>
        <draw:custom-shape draw:style-name="gr16" draw:text-style-name="P5" xml:id="id10" draw:id="id10" draw:layer="layout" svg:width="3cm" svg:height="1.3cm" svg:x="7.7cm" svg:y="4.7cm">
          <text:p text:style-name="P4"><text:span text:style-name="T1">Modifier les horai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3cm" svg:height="1.4cm" svg:x="7.8cm" svg:y="6.3cm">
          <text:p text:style-name="P4"><text:span text:style-name="T1">Créer un compte </text:span><text:span text:style-name="T1"><text:line-break/></text:span><text:span text:style-name="T1">employ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3" draw:id="id13" draw:layer="layout" svg:width="3.1cm" svg:height="1.2cm" svg:x="7.7cm" svg:y="8.1cm">
          <text:p text:style-name="P4"><text:span text:style-name="T1">Modifier la liste des</text:span><text:span text:style-name="T1"><text:line-break/></text:span><text:span text:style-name="T1">services proposé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draw:type="curve" draw:line-skew="2.721cm" svg:x1="7.7cm" svg:y1="5.35cm" svg:x2="2.668cm" svg:y2="5.6cm" draw:start-shape="id10" draw:start-glue-point="6" draw:end-shape="id11" draw:end-glue-point="3" svg:d="M7700 5350c-4218 0-1702 250-5032 250" svg:viewBox="0 0 5033 251">
          <text:p/>
        </draw:connector>
        <draw:connector draw:style-name="gr19" draw:text-style-name="P6" draw:layer="layout" draw:type="curve" svg:x1="7.8cm" svg:y1="7cm" svg:x2="3.263cm" svg:y2="5.6cm" draw:start-shape="id12" draw:start-glue-point="6" svg:d="M7800 7000c-3778 0-1510-1400-4537-1400" svg:viewBox="0 0 4538 1401">
          <text:p/>
        </draw:connector>
        <draw:connector draw:style-name="gr19" draw:text-style-name="P6" xml:id="id11" draw:id="id11" draw:layer="layout" draw:type="curve" svg:x1="7.7cm" svg:y1="8.7cm" svg:x2="2.668cm" svg:y2="5.6cm" draw:start-shape="id13" draw:start-glue-point="6" svg:d="M7700 8700c-4149 0-1633-3100-5032-3100" svg:viewBox="0 0 5033 3101">
          <text:p/>
        </draw:connector>
        <draw:custom-shape draw:style-name="gr20" draw:text-style-name="P5" draw:layer="layout" svg:width="1.9cm" svg:height="0.8cm" svg:x="14.6cm" svg:y="6.8cm">
          <text:p text:style-name="P4"><text:span text:style-name="T1">Se connec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10.7cm" svg:y1="5.3cm" svg:x2="14.7cm" svg:y2="7.2cm">
          <text:p/>
        </draw:line>
        <draw:line draw:style-name="gr21" draw:text-style-name="P7" draw:layer="layout" svg:x1="10.8cm" svg:y1="7cm" svg:x2="14.7cm" svg:y2="7.2cm">
          <text:p/>
        </draw:line>
        <draw:line draw:style-name="gr21" draw:text-style-name="P7" draw:layer="layout" svg:x1="10.8cm" svg:y1="8.6cm" svg:x2="14.7cm" svg:y2="7.2cm">
          <text:p/>
        </draw:line>
        <draw:line draw:style-name="gr21" draw:text-style-name="P7" draw:layer="layout" svg:x1="10.9cm" svg:y1="10.4cm" svg:x2="14.7cm" svg:y2="7.3cm">
          <text:p/>
        </draw:line>
        <draw:frame draw:style-name="gr22" draw:text-style-name="P8" draw:layer="layout" svg:width="6.001cm" svg:height="0.725cm" svg:x="11.3cm" svg:y="3.175cm">
          <draw:text-box>
            <text:p><text:span text:style-name="T2">Site web Garage V. PARROT</text:span></text:p>
          </draw:text-box>
        </draw:frame>
        <draw:frame draw:style-name="gr23" draw:text-style-name="P10" draw:layer="layout" svg:width="3.592cm" svg:height="0.725cm" svg:x="1.5cm" svg:y="14.7cm">
          <draw:text-box>
            <text:p text:style-name="P9"><text:span text:style-name="T3">employé</text:span></text:p>
          </draw:text-box>
        </draw:frame>
        <draw:frame draw:style-name="gr24" draw:text-style-name="P12" draw:layer="layout" svg:width="1.844cm" svg:height="0.725cm" svg:x="0.956cm" svg:y="19.9cm">
          <draw:text-box>
            <text:p text:style-name="P11"><text:span text:style-name="T1">visiteur</text:span></text:p>
          </draw:text-box>
        </draw:frame>
        <draw:custom-shape draw:style-name="gr25" draw:text-style-name="P5" xml:id="id4" draw:id="id4" draw:layer="layout" svg:width="3.1cm" svg:height="1.1cm" svg:x="7.7cm" svg:y="14.7cm">
          <text:p text:style-name="P4"><text:span text:style-name="T1">Ajouter un témoignage</text:span><text:span text:style-name="T1"><text:line-break/></text:span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curve" draw:line-skew="0.376cm" svg:x1="7.7cm" svg:y1="15.25cm" svg:x2="3.499cm" svg:y2="13.702cm" draw:start-shape="id4" draw:start-glue-point="6" svg:d="M7700 15250c-2962 0-862-1548-4201-1548" svg:viewBox="0 0 4202 1549">
          <text:p/>
        </draw:connector>
        <draw:ellipse draw:style-name="gr1" draw:text-style-name="P1" draw:layer="layout" svg:width="0.728cm" svg:height="0.8cm" draw:transform="rotate (-3.14159265358979) translate (3.964cm 9.8cm)" draw:kind="cut" draw:start-angle="314.24" draw:end-angle="307.14">
          <text:p/>
        </draw:ellipse>
        <draw:line draw:style-name="gr2" draw:text-style-name="P2" draw:layer="layout" svg:x1="3.6cm" svg:y1="9.8cm" svg:x2="3.6cm" svg:y2="10.7cm">
          <text:p/>
        </draw:line>
        <draw:line draw:style-name="gr2" draw:text-style-name="P2" draw:layer="layout" svg:x1="4.1cm" svg:y1="10.2cm" svg:x2="3.6cm" svg:y2="9.8cm">
          <text:p/>
        </draw:line>
        <draw:line draw:style-name="gr2" draw:text-style-name="P2" draw:layer="layout" svg:x1="3.1cm" svg:y1="10.15cm" svg:x2="3.6cm" svg:y2="9.8cm">
          <text:p/>
        </draw:line>
        <draw:line draw:style-name="gr2" draw:text-style-name="P2" draw:layer="layout" svg:x1="3.191cm" svg:y1="11.3cm" svg:x2="3.6cm" svg:y2="10.7cm">
          <text:p/>
        </draw:line>
        <draw:line draw:style-name="gr2" draw:text-style-name="P2" draw:layer="layout" svg:x1="3.964cm" svg:y1="11.2cm" svg:x2="3.6cm" svg:y2="10.7cm">
          <text:p/>
        </draw:line>
        <draw:custom-shape draw:style-name="gr25" draw:text-style-name="P5" draw:layer="layout" svg:width="3.1cm" svg:height="1.1cm" svg:x="7.8cm" svg:y="9.9cm">
          <text:p text:style-name="P4"><text:span text:style-name="T1">Valider un témoignage</text:span><text:span text:style-name="T1"><text:line-break/></text:span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7" draw:layer="layout" svg:x1="10.6cm" svg:y1="13.3cm" svg:x2="14.7cm" svg:y2="7.301cm">
          <text:p/>
        </draw:line>
        <draw:line draw:style-name="gr11" draw:text-style-name="P7" draw:layer="layout" svg:x1="4.2cm" svg:y1="10.4cm" svg:x2="7.8cm" svg:y2="10.4cm">
          <text:p/>
        </draw:line>
        <draw:frame draw:style-name="gr23" draw:text-style-name="P10" draw:layer="layout" svg:width="3.592cm" svg:height="1.039cm" svg:x="3cm" svg:y="11.6cm">
          <draw:text-box>
            <text:p text:style-name="P9"><text:span text:style-name="T3">Modérateur</text:span><text:span text:style-name="T3"><text:line-break/></text:span><text:span text:style-name="T3">de message</text:span></text:p>
          </draw:text-box>
        </draw:frame>
        <draw:frame draw:style-name="gr23" draw:text-style-name="P10" draw:layer="layout" svg:width="3.592cm" svg:height="0.725cm" svg:x="1.1cm" svg:y="6.8cm">
          <draw:text-box>
            <text:p text:style-name="P9"><text:span text:style-name="T3">Administrateur</text:span></text:p>
          </draw:text-box>
        </draw:frame>
        <draw:ellipse draw:style-name="gr1" draw:text-style-name="P1" draw:layer="layout" svg:width="0.728cm" svg:height="0.8cm" draw:transform="rotate (-3.14159265358979) translate (2.22cm 18.2cm)" draw:kind="cut" draw:start-angle="314.24" draw:end-angle="307.14">
          <text:p/>
        </draw:ellipse>
        <draw:line draw:style-name="gr2" draw:text-style-name="P2" draw:layer="layout" svg:x1="1.856cm" svg:y1="18.2cm" svg:x2="1.856cm" svg:y2="19.1cm">
          <text:p/>
        </draw:line>
        <draw:line draw:style-name="gr2" draw:text-style-name="P2" draw:layer="layout" svg:x1="2.356cm" svg:y1="18.6cm" svg:x2="1.856cm" svg:y2="18.2cm">
          <text:p/>
        </draw:line>
        <draw:line draw:style-name="gr2" draw:text-style-name="P2" draw:layer="layout" svg:x1="1.356cm" svg:y1="18.55cm" svg:x2="1.856cm" svg:y2="18.2cm">
          <text:p/>
        </draw:line>
        <draw:line draw:style-name="gr2" draw:text-style-name="P2" draw:layer="layout" svg:x1="1.447cm" svg:y1="19.7cm" svg:x2="1.856cm" svg:y2="19.1cm">
          <text:p/>
        </draw:line>
        <draw:line draw:style-name="gr2" draw:text-style-name="P2" draw:layer="layout" svg:x1="2.22cm" svg:y1="19.6cm" svg:x2="1.856cm" svg:y2="19.1cm">
          <text:p/>
        </draw:line>
        <draw:custom-shape draw:style-name="gr4" draw:text-style-name="P5" xml:id="id8" draw:id="id8" draw:layer="layout" svg:width="3cm" svg:height="0.9cm" svg:x="11.5cm" svg:y="21.1cm">
          <text:p text:style-name="P4"><text:span text:style-name="T1">Contacter l’atel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1.9cm" svg:y1="7.3cm" svg:x2="1.9cm" svg:y2="12.1cm">
          <text:p/>
        </draw:line>
        <draw:line draw:style-name="gr26" draw:text-style-name="P7" draw:layer="layout" svg:x1="3.2cm" svg:y1="10.6cm" svg:x2="2.1cm" svg:y2="12.1cm">
          <text:p/>
        </draw:line>
        <draw:line draw:style-name="gr26" draw:text-style-name="P7" draw:layer="layout" svg:x1="1.9cm" svg:y1="7.3cm" svg:x2="3.2cm" svg:y2="8.9cm">
          <text:p/>
        </draw:line>
        <draw:line draw:style-name="gr26" draw:text-style-name="P7" draw:layer="layout" svg:x1="1.8cm" svg:y1="15.4cm" svg:x2="1.8cm" svg:y2="17.3cm">
          <text:p/>
        </draw:line>
        <draw:line draw:style-name="gr21" draw:text-style-name="P7" draw:layer="layout" svg:x1="13cm" svg:y1="21.1cm" svg:x2="10.4cm" svg:y2="18.2cm">
          <text:p/>
        </draw:line>
        <draw:custom-shape draw:style-name="gr27" draw:text-style-name="P14" draw:layer="layout" svg:width="6.5cm" svg:height="1.4cm" svg:x="12.5cm" svg:y="18.8cm">
          <text:p text:style-name="P13"><text:span text:style-name="T1">Condition : formulaire depuis le détail d’une</text:span></text:p>
          <text:p text:style-name="P13"><text:span text:style-name="T1">Voiture</text:span></text:p>
          <text:p text:style-name="P13"><text:span text:style-name="T1">extension_point : référence en titre du formulair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5" xml:id="id14" draw:id="id14" draw:layer="layout" svg:width="3cm" svg:height="0.9cm" svg:x="7.5cm" svg:y="22.7cm">
          <text:p text:style-name="P4"><text:span text:style-name="T1">Consulter la liste</text:span><text:span text:style-name="T1"><text:line-break/></text:span><text:span text:style-name="T1">des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6" draw:layer="layout" draw:type="curve" draw:line-skew="1.428cm" svg:x1="7.5cm" svg:y1="23.15cm" svg:x2="3.737cm" svg:y2="18.207cm" draw:start-shape="id14" draw:start-glue-point="6" draw:end-shape="id9" draw:end-glue-point="2" svg:d="M7500 23150c-4254 0-2373-4943-3763-4943" svg:viewBox="0 0 3764 4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Line_20_Style_20_3" draw:display-name="Line Style 3" draw:style="rect" draw:dots1="1" draw:dots1-length="0.2cm" draw:distance="0.1cm"/>
    <draw:stroke-dash draw:name="Ultrafine_20_Dashed" draw:display-name="Ultrafine Dashed" draw:style="rect" draw:dots1="1" draw:distance="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15T02:17:23.166000000</meta:creation-date>
    <dc:date>2023-09-03T19:19:36.842000000</dc:date>
    <meta:editing-duration>PT6H21M56S</meta:editing-duration>
    <meta:editing-cycles>2</meta:editing-cycles>
    <meta:generator>LibreOffice/6.2.4.2$Windows_X86_64 LibreOffice_project/2412653d852ce75f65fbfa83fb7e7b669a126d64</meta:generator>
    <meta:document-statistic meta:object-count="73"/>
  </office:meta>
</office:document-meta>
</file>